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mageXObject.prepareImplicit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ImageXObject.populateDictionaryFromImag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DFImageXObject.populateStreamDict( Object length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ImageXObject.output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ImageXObject.getSiz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XObject.setupFilter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ImageXObject.outputRawStreamData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XObject.populateDictionaryFrom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ImageXObject.PDFImageXObject( int xnumber , PDFImage i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